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d755"/>
    </style:style>
    <style:style style:name="P2" style:family="paragraph" style:parent-style-name="Standard">
      <style:text-properties officeooo:paragraph-rsid="0003a9a4"/>
    </style:style>
    <style:style style:name="P3" style:family="paragraph" style:parent-style-name="Standard">
      <style:text-properties officeooo:paragraph-rsid="00045fe9"/>
    </style:style>
    <style:style style:name="P4" style:family="paragraph" style:parent-style-name="Standard">
      <style:text-properties officeooo:paragraph-rsid="0007fbe6"/>
    </style:style>
    <style:style style:name="P5" style:family="paragraph" style:parent-style-name="Standard">
      <style:text-properties officeooo:paragraph-rsid="00088330"/>
    </style:style>
    <style:style style:name="P6" style:family="paragraph" style:parent-style-name="Standard">
      <style:text-properties officeooo:paragraph-rsid="000a0a17"/>
    </style:style>
    <style:style style:name="P7" style:family="paragraph" style:parent-style-name="Standard">
      <style:text-properties officeooo:rsid="0002d755" officeooo:paragraph-rsid="0002d755"/>
    </style:style>
    <style:style style:name="P8" style:family="paragraph" style:parent-style-name="Standard">
      <style:text-properties officeooo:rsid="0002d755" officeooo:paragraph-rsid="0016843d"/>
    </style:style>
    <style:style style:name="P9" style:family="paragraph" style:parent-style-name="Standard">
      <style:text-properties officeooo:rsid="000380d1" officeooo:paragraph-rsid="0002d755"/>
    </style:style>
    <style:style style:name="P10" style:family="paragraph" style:parent-style-name="Standard">
      <style:text-properties officeooo:rsid="0003a9a4" officeooo:paragraph-rsid="0003a9a4"/>
    </style:style>
    <style:style style:name="P11" style:family="paragraph" style:parent-style-name="Standard">
      <style:text-properties officeooo:rsid="0007fbe6" officeooo:paragraph-rsid="0007fbe6"/>
    </style:style>
    <style:style style:name="P12" style:family="paragraph" style:parent-style-name="Standard">
      <style:text-properties officeooo:rsid="00088330" officeooo:paragraph-rsid="00088330"/>
    </style:style>
    <style:style style:name="P13" style:family="paragraph" style:parent-style-name="Standard">
      <style:text-properties officeooo:rsid="000a0a17" officeooo:paragraph-rsid="000a0a17"/>
    </style:style>
    <style:style style:name="P14" style:family="paragraph" style:parent-style-name="Standard">
      <style:text-properties officeooo:rsid="000a32e7" officeooo:paragraph-rsid="000a0a17"/>
    </style:style>
    <style:style style:name="T1" style:family="text">
      <style:text-properties officeooo:rsid="0002d755"/>
    </style:style>
    <style:style style:name="T2" style:family="text">
      <style:text-properties officeooo:rsid="000380d1"/>
    </style:style>
    <style:style style:name="T3" style:family="text">
      <style:text-properties officeooo:rsid="0003a9a4"/>
    </style:style>
    <style:style style:name="T4" style:family="text">
      <style:text-properties officeooo:rsid="00044481"/>
    </style:style>
    <style:style style:name="T5" style:family="text">
      <style:text-properties officeooo:rsid="000457aa"/>
    </style:style>
    <style:style style:name="T6" style:family="text">
      <style:text-properties officeooo:rsid="00045fe9"/>
    </style:style>
    <style:style style:name="T7" style:family="text">
      <style:text-properties officeooo:rsid="0006411c"/>
    </style:style>
    <style:style style:name="T8" style:family="text">
      <style:text-properties officeooo:rsid="00066fe9"/>
    </style:style>
    <style:style style:name="T9" style:family="text">
      <style:text-properties officeooo:rsid="0007fbe6"/>
    </style:style>
    <style:style style:name="T10" style:family="text">
      <style:text-properties officeooo:rsid="00088330"/>
    </style:style>
    <style:style style:name="T11" style:family="text">
      <style:text-properties officeooo:rsid="0008ddfd"/>
    </style:style>
    <style:style style:name="T12" style:family="text">
      <style:text-properties officeooo:rsid="000a0a17"/>
    </style:style>
    <style:style style:name="T13" style:family="text">
      <style:text-properties officeooo:rsid="000a32e7"/>
    </style:style>
    <style:style style:name="T14" style:family="text">
      <style:text-properties officeooo:rsid="000c1b2a"/>
    </style:style>
    <style:style style:name="T15" style:family="text">
      <style:text-properties officeooo:rsid="000d5c85"/>
    </style:style>
    <style:style style:name="T16" style:family="text">
      <style:text-properties officeooo:rsid="000e7118"/>
    </style:style>
    <style:style style:name="T17" style:family="text">
      <style:text-properties officeooo:rsid="000f0e62"/>
    </style:style>
    <style:style style:name="T18" style:family="text">
      <style:text-properties officeooo:rsid="000faf73"/>
    </style:style>
    <style:style style:name="T19" style:family="text">
      <style:text-properties officeooo:rsid="00101716"/>
    </style:style>
    <style:style style:name="T20" style:family="text">
      <style:text-properties officeooo:rsid="00120f68"/>
    </style:style>
    <style:style style:name="T21" style:family="text">
      <style:text-properties officeooo:rsid="0013bc77"/>
    </style:style>
    <style:style style:name="T22" style:family="text">
      <style:text-properties officeooo:rsid="00155d16"/>
    </style:style>
    <style:style style:name="T23" style:family="text">
      <style:text-properties officeooo:rsid="0016843d"/>
    </style:style>
    <style:style style:name="T24" style:family="text">
      <style:text-properties officeooo:rsid="00171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3">Assumptions:</text:span></text:p>
      <text:p text:style-name="P8"><text:span text:style-name="T23"><text:tab/>No </text:span><text:span text:style-name="T24">end-</text:span><text:span text:style-name="T23">user interface required</text:span></text:p>
      <text:p text:style-name="P7"/>
      <text:p text:style-name="P7">Tools Used:</text:p>
      <text:p text:style-name="P7"><text:tab/>Postgresql 9.2.4</text:p>
      <text:p text:style-name="P1"><text:span text:style-name="T1"><text:tab/></text:span><text:span text:style-name="T20">Postgres JDBC Driver</text:span></text:p>
      <text:p text:style-name="P7"><text:tab/>Oracle JDK 1.7.0_25</text:p>
      <text:p text:style-name="P1"><text:span text:style-name="T1"><text:tab/></text:span><text:span text:style-name="T2">Spring Tool Suite 3.3.0</text:span></text:p>
      <text:p text:style-name="P1"><text:span text:style-name="T2"><text:tab/></text:span><text:span text:style-name="T6">Apache Tomcat 6.0.37</text:span></text:p>
      <text:p text:style-name="P1"><text:span text:style-name="T6"><text:tab/></text:span><text:span text:style-name="T11">Pale Moon (Firefox) 20.1</text:span></text:p>
      <text:p text:style-name="P1"><text:span text:style-name="T11"><text:tab/></text:span><text:span text:style-name="T18">Comodo Dragon 27.2</text:span></text:p>
      <text:p text:style-name="P9"/>
      <text:p text:style-name="P2"><text:span text:style-name="T3">24 hour script </text:span><text:span text:style-name="T4">(windo</text:span><text:span text:style-name="T5">ws</text:span><text:span text:style-name="T4">)</text:span><text:span text:style-name="T3">:</text:span></text:p>
      <text:p text:style-name="P10"><text:tab/>deletestale.bat</text:p>
      <text:p text:style-name="P10"/>
      <text:p text:style-name="P3"><text:span text:style-name="T6">UR</text:span><text:span text:style-name="T7">I</text:span><text:span text:style-name="T9">s</text:span><text:span text:style-name="T6">:</text:span></text:p>
      <text:p text:style-name="P3"><text:span text:style-name="T6"><text:tab/></text:span><text:a xlink:type="simple" xlink:href="http://localhost:8080/random"><text:span text:style-name="T7">http://</text:span></text:a><text:a xlink:type="simple" xlink:href="http://localhost:8080/random"><text:span text:style-name="T6">localhost:</text:span></text:a><text:a xlink:type="simple" xlink:href="http://localhost:8080/random"><text:span text:style-name="T7">8080/</text:span></text:a><text:a xlink:type="simple" xlink:href="http://localhost:8080/random"><text:span text:style-name="T8">random</text:span></text:a><text:span text:style-name="T8"> </text:span><text:span text:style-name="T9">(</text:span><text:span text:style-name="T14">Example </text:span><text:span text:style-name="T9">Input Form </text:span><text:span text:style-name="T13">- incomplete</text:span><text:span text:style-name="T9">)</text:span></text:p>
      <text:p text:style-name="P4"><text:span text:style-name="T6"><text:tab/></text:span><text:a xlink:type="simple" xlink:href="http://localhost:8080/random"><text:span text:style-name="T7">http://</text:span></text:a><text:a xlink:type="simple" xlink:href="http://localhost:8080/random"><text:span text:style-name="T6">localhost:</text:span></text:a><text:a xlink:type="simple" xlink:href="http://localhost:8080/random"><text:span text:style-name="T7">8080/</text:span></text:a><text:a xlink:type="simple" xlink:href="http://localhost:8080/random"><text:span text:style-name="T8">random</text:span></text:a><text:span text:style-name="T8">/</text:span><text:span text:style-name="T9">newprofile</text:span></text:p>
      <text:p text:style-name="P4"><text:span text:style-name="T6"><text:tab/></text:span><text:a xlink:type="simple" xlink:href="http://localhost:8080/random"><text:span text:style-name="T7">http://</text:span></text:a><text:a xlink:type="simple" xlink:href="http://localhost:8080/random"><text:span text:style-name="T6">localhost:</text:span></text:a><text:a xlink:type="simple" xlink:href="http://localhost:8080/random"><text:span text:style-name="T7">8080/</text:span></text:a><text:a xlink:type="simple" xlink:href="http://localhost:8080/random"><text:span text:style-name="T8">random</text:span></text:a><text:span text:style-name="T8">/</text:span><text:span text:style-name="T9">delprofile</text:span></text:p>
      <text:p text:style-name="P4"><text:span text:style-name="T6"><text:tab/></text:span><text:a xlink:type="simple" xlink:href="http://localhost:8080/random"><text:span text:style-name="T7">http://</text:span></text:a><text:a xlink:type="simple" xlink:href="http://localhost:8080/random"><text:span text:style-name="T6">localhost:</text:span></text:a><text:a xlink:type="simple" xlink:href="http://localhost:8080/random"><text:span text:style-name="T7">8080/</text:span></text:a><text:a xlink:type="simple" xlink:href="http://localhost:8080/random"><text:span text:style-name="T8">random</text:span></text:a><text:span text:style-name="T8">/</text:span><text:span text:style-name="T9">rangegeneration</text:span></text:p>
      <text:p text:style-name="P4"><text:span text:style-name="T6"><text:tab/></text:span><text:a xlink:type="simple" xlink:href="http://localhost:8080/random"><text:span text:style-name="T7">http://</text:span></text:a><text:a xlink:type="simple" xlink:href="http://localhost:8080/random"><text:span text:style-name="T6">localhost:</text:span></text:a><text:a xlink:type="simple" xlink:href="http://localhost:8080/random"><text:span text:style-name="T7">8080/</text:span></text:a><text:a xlink:type="simple" xlink:href="http://localhost:8080/random"><text:span text:style-name="T8">random</text:span></text:a><text:span text:style-name="T8">/</text:span><text:span text:style-name="T9">randomgeneration</text:span></text:p>
      <text:p text:style-name="P11"/>
      <text:p text:style-name="P12">Dev Environment Setup:</text:p>
      <text:p text:style-name="P12"><text:tab/>1) install the tools listed above</text:p>
      <text:p text:style-name="P5"><text:span text:style-name="T10"><text:tab/></text:span><text:span text:style-name="T13">2) add java.exe to the PATH</text:span></text:p>
      <text:p text:style-name="P5"><text:span text:style-name="T10"><text:tab/></text:span><text:span text:style-name="T13">4</text:span><text:span text:style-name="T10">) create user 'www' in Postgres</text:span></text:p>
      <text:p text:style-name="P5"><text:span text:style-name="T10"><text:tab/></text:span><text:span text:style-name="T13">4</text:span><text:span text:style-name="T10">) run the *.sql scripts in the base folder </text:span><text:span text:style-name="T22">in Postgres</text:span><text:span text:style-name="T10"> to setup database</text:span></text:p>
      <text:p text:style-name="P5"><text:span text:style-name="T10"><text:tab/></text:span><text:span text:style-name="T13">5) configure the OS to execute delstale.bat once per day</text:span></text:p>
      <text:p text:style-name="P5"><text:span text:style-name="T13"><text:tab/></text:span><text:span text:style-name="T21">6) In STS, add the JDBC driver to the Deployment Assembly</text:span></text:p>
      <text:p text:style-name="P13"/>
      <text:p text:style-name="P13">To Test:</text:p>
      <text:p text:style-name="P6"><text:span text:style-name="T12"><text:tab/>1) </text:span><text:span text:style-name="T14">use the </text:span><text:span text:style-name="T19">developer's </text:span><text:span text:style-name="T14">example form </text:span><text:span text:style-name="T15">home.jsp </text:span><text:span text:style-name="T16">to </text:span><text:span text:style-name="T17">learn how to</text:span><text:span text:style-name="T16"> access the API</text:span></text:p>
      <text:p text:style-name="P13"><text:tab/>2) execute delstale.bat to purge stale records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5S</meta:editing-duration>
    <meta:editing-cycles>28</meta:editing-cycles>
    <meta:generator>LibreOffice/4.0.3.3$Windows_x86 LibreOffice_project/0eaa50a932c8f2199a615e1eb30f7ac74279539</meta:generator>
    <dc:date>2013-07-15T01:00:39.41</dc:date>
    <meta:document-statistic meta:table-count="0" meta:image-count="0" meta:object-count="0" meta:page-count="1" meta:paragraph-count="28" meta:word-count="124" meta:character-count="918" meta:non-whitespace-character-count="800"/>
    <meta:user-defined meta:name="Info 1"/>
    <meta:user-defined meta:name="Info 2"/>
    <meta:user-defined meta:name="Info 3"/>
    <meta:user-defined meta:name="Info 4"/>
  </office:meta>
</office:document-meta>
</file>